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6.404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7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A4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ela3.B4" style:family="table-cell">
      <style:table-cell-properties fo:padding="0.097cm" fo:border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6.404cm"/>
    </style:style>
    <style:style style:name="Tabe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5.B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ea33d"/>
    </style:style>
    <style:style style:name="P5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6" style:family="paragraph" style:parent-style-name="Table_20_Contents">
      <style:paragraph-properties fo:text-align="center" style:justify-single-word="false"/>
      <style:text-properties officeooo:paragraph-rsid="001034c2"/>
    </style:style>
    <style:style style:name="P7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17" style:family="paragraph" style:parent-style-name="Text_20_body">
      <style:paragraph-properties fo:text-align="center" style:justify-single-word="false"/>
      <style:text-properties officeooo:paragraph-rsid="000ea33d"/>
    </style:style>
    <style:style style:name="P18" style:family="paragraph" style:parent-style-name="Text_20_body">
      <style:paragraph-properties fo:text-align="center" style:justify-single-word="false"/>
      <style:text-properties officeooo:paragraph-rsid="000feca8"/>
    </style:style>
    <style:style style:name="P19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20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538f1"/>
    </style:style>
    <style:style style:name="T5" style:family="text">
      <style:text-properties officeooo:rsid="0017fa20"/>
    </style:style>
    <style:style style:name="T6" style:family="text">
      <style:text-properties officeooo:rsid="001c25a2"/>
    </style:style>
    <style:style style:name="T7" style:family="text">
      <style:text-properties fo:font-size="10pt" officeooo:rsid="001034c2" style:font-size-asian="8.75pt" style:font-size-complex="10pt"/>
    </style:style>
    <style:style style:name="T8" style:family="text">
      <style:text-properties officeooo:rsid="001db6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OFICINA DO ALUNO - SISTEMA</text:p>
      <text:p text:style-name="P18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</table:table-cell>
          <table:table-cell table:style-name="Tabela5.B1" office:value-type="string">
            <text:p text:style-name="P6"><text:span text:style-name="T7">LOGIN ADMIN</text:span></text:p>
          </table:table-cell>
        </table:table-row>
        <table:table-row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9">LOGIN SECRETARIA</text:p>
          </table:table-cell>
        </table:table-row>
        <table:table-row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9">LOGIN PROFESSOR</text:p>
          </table:table-cell>
        </table:table-row>
        <table:table-row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9">LOGIN ALUNO</text:p>
          </table:table-cell>
        </table:table-row>
      </table:table>
      <text:p text:style-name="P3"/>
      <text:p text:style-name="P19">SESSÃO ADMINISTRADOR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</table:table-cell>
          <table:table-cell table:style-name="Tabela1.B1" office:value-type="string">
            <text:p text:style-name="P7">PÁGINA DE INÍCIO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>WIDGETS DE INFORMAÇÃO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>GRÁFICOS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>CALENDÁRIO DE AULAS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>NOTIFÍCAÇÕES DE AULAS PRÓXIMAS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>LOG OUT</text:p>
          </table:table-cell>
        </table:table-row>
        <table:table-row>
          <table:table-cell table:style-name="Tabela1.A7" table:number-columns-spanned="2" office:value-type="string">
            <text:p text:style-name="P15"/>
          </table:table-cell>
          <table:covered-table-cell/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PÁGINA DE ALUNOS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B2" office:value-type="string">
            <text:p text:style-name="P9">PESQUISA DE ALUNOS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LISTAGEM DE ALUNOS ( IMPRESSÃO )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CADASTRO DE ALUNOS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EDITAR ALUNO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APAGAR ALUNO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APAGAR VARIOS ALUNOS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ADICIONAR PAGAMENTO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0">ADICIONAR PENDÊNCIA EXTRA</text:p>
          </table:table-cell>
        </table:table-row>
        <table:table-row>
          <table:table-cell table:style-name="Tabela1.A7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PÁGINA DE PROFESSORE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PESQUISA DE PROFESSORE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LISTAGEM DE PROFESSORES ( IMPRESSÃO )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CADASTRO DE PROFESSOR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EDITAR PROFESSOR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APAGAR PROFESSOR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APAGAR VARIOS PROFESSORE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ADICIONAR PAGAMENTO</text:p>
          </table:table-cell>
        </table:table-row>
        <table:table-row>
          <table:table-cell table:style-name="Tabela1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PÁGINA DE AULA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PESQUISA DE AULA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CADASTRO DE AULA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EDITAR AULA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APAGAR AULA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APAGAR VARIAS AULAS</text:p>
          </table:table-cell>
        </table:table-row>
        <table:table-row>
          <table:table-cell table:style-name="Tabela1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PÁGINA DE MATÉRIA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LISTAGEM DE MATÉRIA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CADASTRO DE MATÉRIA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EDITAR MATÉRIA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>APAGAR MATÉRIA</text:p>
          </table:table-cell>
        </table:table-row>
        <text:soft-page-break/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><text:span text:style-name="T3">PÁGINA </text:span><text:span text:style-name="T4">CAIXA</text:span></text:p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>ADICIONAR CONTA</text:p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>LISTAGEM DE EXTRATO ( IMPRESSÃO)</text:p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>VISUALIZAÇÃO GERAL</text:p>
          </table:table-cell>
        </table:table-row>
        <table:table-row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PÁGINA NÃO LISTADO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ALUNOS NÃO LISTADO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RESTAURAR ALUNO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RESTAURAR VÁRIOS ALUNO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EXCLUIR ALUNO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EXCLUIR VÁRIOS ALUNO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PROFESSORES NÃO LISTADO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RESTAURAR PROFESSOR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RESTAURAR VÁRIOS PROFESSORE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EXCLUIR PROFESSOR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EXCLUIR VÁRIOS PROFESSORE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AULAS NÃO LISTADA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RESTAURAR AULA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RESTAURAR VÁRIAS AULA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EXCLUIR AULAS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>EXCLUIR VÁRIAS AULAS</text:p>
          </table:table-cell>
        </table:table-row>
      </table:table>
      <text:p text:style-name="P1"/>
      <text:p text:style-name="P17"><text:span text:style-name="T1">SESSÃO SECRETARIA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PÁGINA DE INÍCI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GRÁFIC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CALENDÁRIO DE AULA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NOTIFÍCAÇÕES DE AULAS PRÓXIMA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LOG OUT</text:p>
          </table:table-cell>
        </table:table-row>
        <table:table-row>
          <table:table-cell table:style-name="Tabela2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PÁGINA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PESQUISA DE ALUNO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ALUNO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ALUNO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ALUNO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OS ALUNO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DICIONAR PAGAMENTO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DICIONAR PENDÊNCIA EXTRA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PÁGINA DE PROFESSORE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PESQUISA DE PROFESSORE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CADASTRO DE PROFESSOR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EDITAR PROFESSOR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APAGAR PROFESSOR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APAGAR VARIOS PROFESSORE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ADICIONAR PAGAMENTO</text:p>
          </table:table-cell>
        </table:table-row>
        <table:table-row>
          <table:table-cell table:style-name="Tabela2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PÁGINA DE AUL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PESQUISA DE AULAS</text:p>
          </table:table-cell>
        </table:table-row>
        <text:soft-page-break/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CADASTRO DE AUL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EDITAR AULA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APAGAR AULA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APAGAR VARIAS AULAS</text:p>
          </table:table-cell>
        </table:table-row>
        <table:table-row>
          <table:table-cell table:style-name="Tabela2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PÁGINA DE MATÉRI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LISTAGEM DE MATÉRIAS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CADASTRO DE MATÉRIA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EDITAR MATÉRIA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>APAGAR MATÉRIA</text:p>
          </table:table-cell>
        </table:table-row>
        <table:table-row>
          <table:table-cell table:style-name="Tabela2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PÁGINA NÃO LISTADOS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<text:span text:style-name="T5">PESQUISAR </text:span>ALUNOS NÃO LISTADOS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RESTAURAR ALUNO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RESTAURAR VÁRIOS ALUNOS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<text:span text:style-name="T5">PESQUISAR </text:span>PROFESSORES NÃO LISTADOS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RESTAURAR PROFESSOR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RESTAURAR VÁRIOS PROFESSORES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<text:span text:style-name="T5">PESQUISAR </text:span>AULAS NÃO LISTADAS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RESTAURAR AULAS</text:p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13">RESTAURAR VÁRIAS AULAS</text:p>
          </table:table-cell>
        </table:table-row>
      </table:table>
      <text:p text:style-name="P2"/>
      <text:p text:style-name="P17"><text:span text:style-name="T1">SESSÃO PROFESSOR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/>
          </table:table-cell>
          <table:table-cell table:style-name="Tabela3.B1" office:value-type="string">
            <text:p text:style-name="P7">PÁGINA DE INÍCIO</text:p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B2" office:value-type="string">
            <text:p text:style-name="P8">GRÁFICOS</text:p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B2" office:value-type="string">
            <text:p text:style-name="P8">CALENDÁRIO DE AULAS</text:p>
          </table:table-cell>
        </table:table-row>
        <table:table-row>
          <table:table-cell table:style-name="Tabela3.A4" office:value-type="string">
            <text:p text:style-name="P8"/>
          </table:table-cell>
          <table:table-cell table:style-name="Tabela3.B4" office:value-type="string">
            <text:p text:style-name="P8">NOTIFÍCAÇÕES DE AULAS PRÓXIMAS</text:p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B2" office:value-type="string">
            <text:p text:style-name="P8">LOG OUT</text:p>
          </table:table-cell>
        </table:table-row>
        <table:table-row>
          <table:table-cell table:style-name="Tabela3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3.A2" office:value-type="string">
            <text:p text:style-name="P16"/>
          </table:table-cell>
          <table:table-cell table:style-name="Tabela3.B2" office:value-type="string">
            <text:p text:style-name="P16">PÁGINA DE AULAS</text:p>
          </table:table-cell>
        </table:table-row>
        <table:table-row>
          <table:table-cell table:style-name="Tabela3.A2" office:value-type="string">
            <text:p text:style-name="P14"/>
          </table:table-cell>
          <table:table-cell table:style-name="Tabela3.B2" office:value-type="string">
            <text:p text:style-name="P14">LISTAGEM DE AULAS</text:p>
          </table:table-cell>
        </table:table-row>
        <table:table-row>
          <table:table-cell table:style-name="Tabela3.A2" office:value-type="string">
            <text:p text:style-name="P14"/>
          </table:table-cell>
          <table:table-cell table:style-name="Tabela3.B2" office:value-type="string">
            <text:p text:style-name="P14">PESQUISA DE AULAS</text:p>
          </table:table-cell>
        </table:table-row>
        <table:table-row>
          <table:table-cell table:style-name="Tabela3.A2" office:value-type="string">
            <text:p text:style-name="P14"/>
          </table:table-cell>
          <table:table-cell table:style-name="Tabela3.B2" office:value-type="string">
            <text:p text:style-name="P14">FEEDBACK DE AULA</text:p>
          </table:table-cell>
        </table:table-row>
      </table:table>
      <text:p text:style-name="P2"/>
      <text:p text:style-name="P19"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/>
          </table:table-cell>
          <table:table-cell table:style-name="Tabela4.B1" office:value-type="string">
            <text:p text:style-name="P7">PÁGINA DE INÍCIO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8">GRÁFICOS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8">CALENDÁRIO DE AULAS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8">NOTIFÍCAÇÕES DE AULAS PRÓXIMAS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8">LOG OUT</text:p>
          </table:table-cell>
        </table:table-row>
        <table:table-row>
          <table:table-cell table:style-name="Tabela4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4.A2" office:value-type="string">
            <text:p text:style-name="P16"/>
          </table:table-cell>
          <table:table-cell table:style-name="Tabela4.B2" office:value-type="string">
            <text:p text:style-name="P16">PÁGINA DE AULAS</text:p>
          </table:table-cell>
        </table:table-row>
        <table:table-row>
          <table:table-cell table:style-name="Tabela4.A2" office:value-type="string">
            <text:p text:style-name="P14"/>
          </table:table-cell>
          <table:table-cell table:style-name="Tabela4.B2" office:value-type="string">
            <text:p text:style-name="P14">LISTAGEM DE AULAS</text:p>
          </table:table-cell>
        </table:table-row>
        <table:table-row>
          <table:table-cell table:style-name="Tabela4.A2" office:value-type="string">
            <text:p text:style-name="P14"/>
          </table:table-cell>
          <table:table-cell table:style-name="Tabela4.B2" office:value-type="string">
            <text:p text:style-name="P14">PESQUISA DE AULAS</text:p>
          </table:table-cell>
        </table:table-row>
        <table:table-row>
          <table:table-cell table:style-name="Tabela4.A2" office:value-type="string">
            <text:p text:style-name="P14"/>
          </table:table-cell>
          <table:table-cell table:style-name="Tabela4.B2" office:value-type="string">
            <text:p text:style-name="P14">FEEDBACK DE AUL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01T18:53:56.774000000</dc:date>
    <meta:editing-duration>PT1H58M59S</meta:editing-duration>
    <meta:editing-cycles>6</meta:editing-cycles>
    <meta:generator>LibreOffice/6.4.1.2$Windows_X86_64 LibreOffice_project/4d224e95b98b138af42a64d84056446d09082932</meta:generator>
    <meta:document-statistic meta:table-count="5" meta:image-count="0" meta:object-count="0" meta:page-count="3" meta:paragraph-count="123" meta:word-count="333" meta:character-count="2229" meta:non-whitespace-character-count="2019"/>
  </office:meta>
</office:document-meta>
</file>